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1402in" fo:text-indent="0in" style:auto-text-indent="false"/>
    </style:style>
    <style:style style:name="P10" style:family="paragraph" style:parent-style-name="Standard">
      <style:text-properties fo:font-weight="bold" style:font-weight-asian="bold" style:font-weight-complex="bold"/>
    </style:style>
    <style:style style:name="P11" style:family="paragraph" style:parent-style-name="Text_20_body">
      <style:paragraph-properties fo:margin-top="0in" fo:margin-bottom="0in"/>
    </style:style>
    <style:style style:name="P12" style:family="paragraph" style:parent-style-name="BulletedNumberText" style:list-style-name="List_20_1"/>
    <style:style style:name="P13" style:family="paragraph" style:parent-style-name="BulletedNumberText" style:list-style-name="Numbering_20_1"/>
    <style:style style:name="P14" style:family="paragraph" style:parent-style-name="Preformatted_20_Text" style:list-style-name="Numbering_20_1"/>
    <style:style style:name="P15" style:family="paragraph" style:parent-style-name="Standard" style:list-style-name="Numbering_20_1"/>
    <style:style style:name="P16"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17" style:family="paragraph" style:parent-style-name="Standard" style:list-style-name="L12"/>
    <style:style style:name="P18" style:family="paragraph" style:parent-style-name="Text_20_body" style:list-style-name="List_20_1"/>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text-properties fo:font-style="italic" fo:font-weight="bold" style:font-style-asian="italic" style:font-weight-asian="bold" style:font-style-complex="italic" style:font-weight-complex="bold"/>
    </style:style>
    <style:style style:name="P31" style:family="paragraph" style:parent-style-name="Text_20_body" style:list-style-name="List_20_1">
      <style:paragraph-properties fo:margin-left="0.4925in" fo:margin-right="0in" fo:margin-top="0in" fo:margin-bottom="0in" fo:text-indent="0in" style:auto-text-indent="false"/>
    </style:style>
    <style:style style:name="P32" style:family="paragraph" style:parent-style-name="Text_20_body" style:list-style-name="List_20_1">
      <style:paragraph-properties fo:margin-left="0.4925in" fo:margin-right="0in" fo:text-indent="0in" style:auto-text-indent="false"/>
    </style:style>
    <style:style style:name="P33" style:family="paragraph" style:parent-style-name="Text_20_body" style:list-style-name="L2">
      <style:paragraph-properties fo:margin-left="0in" fo:margin-right="0in" fo:text-indent="0in" style:auto-text-indent="false"/>
    </style:style>
    <style:style style:name="P34" style:family="paragraph" style:parent-style-name="Text_20_body" style:list-style-name="List_20_1">
      <style:paragraph-properties fo:margin-left="0in" fo:margin-right="0in" fo:text-indent="0in" style:auto-text-indent="false"/>
    </style:style>
    <style:style style:name="P35" style:family="paragraph" style:parent-style-name="Heading_20_1" style:master-page-name="First_20_Page">
      <style:paragraph-properties style:page-number="auto"/>
    </style:style>
    <style:style style:name="P36" style:family="paragraph" style:parent-style-name="preformatte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style:font-name="Monospace" style:font-name-asian="Monospace" style:font-name-complex="Monospace"/>
    </style:style>
    <style:style style:name="T14" style:family="text">
      <style:text-properties fo:color="#008080"/>
    </style:style>
    <style:style style:name="T15" style:family="text">
      <style:text-properties fo:color="#3f7f7f"/>
    </style:style>
    <style:style style:name="T16" style:family="text">
      <style:text-properties style:font-name="Palatino Linotype3"/>
    </style:style>
    <style:style style:name="T17" style:family="text">
      <style:text-properties style:font-name="Palatino Linotype3" fo:font-size="12pt" style:font-name-asian="PalatinoLinotype-Roman" style:font-size-asian="12pt" style:font-name-complex="PalatinoLinotype-Roman" style:font-size-complex="12pt"/>
    </style:style>
    <style:style style:name="T18" style:family="text">
      <style:text-properties style:font-name="CourierNewPSMT" fo:font-size="10pt" style:font-name-asian="CourierNewPSMT" style:font-size-asian="10pt" style:font-name-complex="CourierNewPSMT" style:font-size-complex="10pt"/>
    </style:style>
    <style:style style:name="T19"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6126205" text:style-name="List_20_1">
        <text:list-item>
          <text:p text:style-name="P19">JDK 1.5 – specifically, Java 1.5.0_11 or later</text:p>
        </text:list-item>
        <text:list-item>
          <text:p text:style-name="P18">JAVA_HOME environment variable must be set </text:p>
        </text:list-item>
        <text:list-item>
          <text:p text:style-name="P18">Hardware for testing: most current desktop or laptops will be adequate.</text:p>
        </text:list-item>
        <text:list-item>
          <text:p text:style-name="P18">Hardware for production: A server class machine generally with at least 1Gig allocated to the jvm. <text:s/>We recommend 2GB (see settings below).</text:p>
        </text:list-item>
        <text:list-item>
          <text:p text:style-name="P18">An adequate database system. In particular, the database probably has to support Unicode. <text:s/>Many Bedework installations use MySQL or Oracle.</text:p>
        </text:list-item>
        <text:list-item>
          <text:p text:style-name="P18">To implement the Bedework calendaring system, it is useful to understand the following:</text:p>
        </text:list-item>
        <text:list-item>
          <text:p text:style-name="P31"><text:a xlink:type="simple" xlink:href="http://java.sun.com/products/servlet/docs.html">Java servlets: http://java.sun.com/products/servlet/docs.html</text:a></text:p>
        </text:list-item>
        <text:list-item>
          <text:p text:style-name="P3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2">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6120302" text:style-name="L1">
        <text:list-item>
          <text:p text:style-name="P20">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20">MySql version 5</text:p>
        </text:list-item>
        <text:list-item>
          <text:p text:style-name="P20">Oracle Version 10 and perhaps Version 9 with Version 10 jdbc drivers.</text:p>
        </text:list-item>
      </text:list>
      <text:h text:style-name="Heading_20_3" text:outline-level="3">Unsupported databases</text:h>
      <text:p text:style-name="Text_20_body"><text:span text:style-name="T16">Because of our use of Hibernate, we don’t support databases they don’t support. <text:s/>While Hibernate should make it possible to run Bedework on any Hibernate supported database, i</text:span><text:span text:style-name="T17">n reality, there are problems with some systems that may require hand-editing of the schema.</text:span><text:span text:style-name="T16">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6113016" text:style-name="L2">
        <text:list-item>
          <text:p text:style-name="P33">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3">PostgreSQL: We hope to do more work in the near future supporting postgres. </text:p>
        </text:list-item>
        <text:list-item>
          <text:p text:style-name="P33">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ext:soft-page-break/>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6120354" text:style-name="L3">
        <text:list-item>
          <text:p text:style-name="P21"><text:span text:style-name="T1">CalAdmin</text:span> – the administration application</text:p>
        </text:list-item>
        <text:list-item>
          <text:p text:style-name="P21"><text:span text:style-name="T1">Events</text:span> – public events (unauthenticated access to calendars)</text:p>
        </text:list-item>
        <text:list-item>
          <text:p text:style-name="P21"><text:span text:style-name="T1">SoEDept</text:span> – example calendar suite</text:p>
        </text:list-item>
        <text:list-item>
          <text:p text:style-name="P21"><text:span text:style-name="T1">UserCal</text:span> – personal events</text:p>
        </text:list-item>
        <text:list-item>
          <text:p text:style-name="P21"><text:span text:style-name="T1">Pubcaldav</text:span> – public events caldav server. <text:s/>Provides unauthenticated access to calendars.</text:p>
        </text:list-item>
        <text:list-item>
          <text:p text:style-name="P21"><text:span text:style-name="T1">Usercaldav</text:span> - personal caldav server. <text:s/>Provides authenticated access to calendars.</text:p>
        </text:list-item>
        <text:list-item>
          <text:p text:style-name="P21"><text:span text:style-name="T1">dumpres</text:span> – the dump restore utility</text:p>
        </text:list-item>
        <text:list-item>
          <text:p text:style-name="P21"><text:span text:style-name="T1">caldavTest</text:span> – a test application for caldav</text:p>
        </text:list-item>
        <text:list-item>
          <text:p text:style-name="P21"><text:span text:style-name="T1">test</text:span> – a test suite</text:p>
        </text:list-item>
        <text:list-item>
          <text:p text:style-name="P21"><text:span text:style-name="T1">restoreFrom2p3px</text:span> – the dump restore utility configured to restore from uwcalendar 2.3.x</text:p>
        </text:list-item>
        <text:list-item>
          <text:p text:style-name="P21"><text:span text:style-name="T1">bwconfig</text:span> – (not in the list but a configuration section is present). This is a try at a web <text:soft-page-break/>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6130525" text:style-name="L4">
        <text:list-item>
          <text:p text:style-name="P22">“caldav” - a caldav server</text:p>
        </text:list-item>
        <text:list-item>
          <text:p text:style-name="P22">“caldavTest” - a caldav test package</text:p>
        </text:list-item>
        <text:list-item>
          <text:p text:style-name="P22">“webapps” - a web client</text:p>
        </text:list-item>
        <text:list-item>
          <text:p text:style-name="P22">“dumprestore” - a dump/restore application</text:p>
        </text:list-item>
        <text:list-item>
          <text:p text:style-name="P22">“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text:soft-page-break/>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6526436" text:continue-list="list36126205" text:style-name="List_20_1">
          <text:list-item text:start-value="1">
            <text:p text:style-name="P12">Configure tomcat or each context to use another database </text:p>
          </text:list-item>
          <text:list-item>
            <text:p text:style-name="P12">Configure Hibernate to use the appropriate dialect </text:p>
          </text:list-item>
          <text:list-item>
            <text:p text:style-name="P12">Rebuild </text:p>
          </text:list-item>
          <text:list-item>
            <text:p text:style-name="P34">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6119618" text:style-name="L5">
          <text:list-item>
            <text:p text:style-name="P23">The client (browser, caldav client etc)</text:p>
          </text:list-item>
          <text:list-item>
            <text:p text:style-name="P23">The servlet container (jboss, tomcat)</text:p>
          </text:list-item>
          <text:list-item>
            <text:p text:style-name="P23">The servlet (bedework)</text:p>
          </text:list-item>
          <text:list-item>
            <text:p text:style-name="P23">Jdbc settings</text:p>
          </text:list-item>
          <text:list-item>
            <text:p text:style-name="P23">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3">&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text:soft-page-break/>However some changes are needed. These are:</text:p>
        <text:list xml:id="list36121967" text:style-name="L6">
          <text:list-item>
            <text:p text:style-name="P24">Allow no roles</text:p>
          </text:list-item>
          <text:list-item>
            <text:p text:style-name="P24">Add jdbc drivers</text:p>
          </text:list-item>
          <text:list-item>
            <text:p text:style-name="P24">Allow directory browsing</text:p>
          </text:list-item>
          <text:list-item>
            <text:p text:style-name="P24">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36137293" text:style-name="L7">
          <text:list-item>
            <text:p text:style-name="P25">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5"><text:span text:style-name="T19">Copy the same driver jar into &lt;userhome&gt;/bwbuild/&lt;config&gt;/lib/jdbc/ <text:s/>so that it can be built into the dump/restore utility you will use to initialize the database. <text:s/>(If the lib/jdbc directory doesn't exist, create it.)</text:span> <text:s/><text:span text:style-name="T9">Please note: this step does not currently work. <text:s/>Instead: </text:span><text:span text:style-name="T2">drop the jar file into &lt;quickstart&gt;/dumpres/lib/ after it is built and unzipped. </text:span><text:span text:style-name="T1"><text:s/></text:span><text:span text:style-name="T4">(See “Build the schema and initialize using the Dump / Restore Utility” on page 12 below).</text:span></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oft-page-break/><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text:soft-page-break/>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dump and restore the database. <text:s/>This file is useful for creating backups and essential for performing upgrades between Bedework versions.</text:span></text:p>
        <text:p text:style-name="Text_20_body">Unzip that file to a convenient location and in linux ensure the file called <text:span text:style-name="T5">bwrun.sh</text:span> is executable (<text:span text:style-name="T1">chmod +x bwrun.sh</text:span>). <text:s/>This manual generally assumes you have unzipped the folder to the root of the quickstart directory, &lt;quickstart&gt;/dumpres/.</text:p>
        <text:p text:style-name="P30"><text:soft-page-break/><text:span text:style-name="T8">Drop a copy of the database's jdbc driver jar file into &lt;quickstart&gt;/dumpres/lib/ </text:span></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text:soft-page-break/>./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oft-page-break/><text:span text:style-name="Strong_20_Emphasis"><text:span text:style-name="T2">./bw clean.deploy</text:span></text:span><text:span text:style-name="T2"> </text:span></text:p>
      <text:p text:style-name="P36">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6115952" text:style-name="L8">
        <text:list-item>
          <text:p text:style-name="P26">Create a user in your domain, e.g. caladmin, that is already set up as a superuser in the Bedework quickstart.</text:p>
        </text:list-item>
        <text:list-item>
          <text:p text:style-name="P2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6109323" text:style-name="L9">
        <text:list-item>
          <text:p text:style-name="P27">Within the /caladmin application, select "Admin Groups: Add" </text:p>
        </text:list-item>
        <text:list-item>
          <text:p text:style-name="P27">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7">Once the group is added, add members by providing user ids. <text:s/>(These should map to those used to authenticate to the administrative client.)</text:p>
        </text:list-item>
      </text:list>
      <text:h text:style-name="Heading_20_2" text:outline-level="2">Create initial public calendar aliases</text:h>
      <text:list xml:id="list36118450" text:style-name="L10">
        <text:list-item>
          <text:p text:style-name="P28">Login to the /caladmin application as super user.</text:p>
        </text:list-item>
        <text:list-item>
          <text:p text:style-name="P28"><text:soft-page-break/>From the “Sytem” tab, select “Manage calendars &amp; folders”. <text:s/>The default public calendar tree is divided into three sections: aliases, cals, and unbrowsable. <text:s/></text:p>
        </text:list-item>
        <text:list-item>
          <text:p text:style-name="P28">Add folders and aliases in the /public/aliases branch to provide a default set of curated event groupings. <text:s/>The aliases are available to all calendar suites for subscription.</text:p>
        </text:list-item>
        <text:list-item>
          <text:p text:style-name="P28">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7">The quickstart release comes with a default calendar suite called MainCampus which is appropriate for use as the first public calendar suite in a production environment. <text:s/></text:p>
      <text:p text:style-name="P7">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text:soft-page-break/>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8"><text:span text:style-name="Strong_20_Emphasis"><text:span text:style-name="T2">Given the values in the properties file:</text:span></text:span></text:p>
      <text:p text:style-name="P8"/>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9"><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p text:style-name="P9"><text:span text:style-name="Strong_20_Emphasis"><text:span text:style-name="T10">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3" text:outline-level="3"><text:soft-page-break/><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4">&lt;</text:span><text:span text:style-name="T15">cachingOn</text:span><text:span text:style-name="T14">&gt;</text:span><text:span text:style-name="T12">true</text:span><text:span text:style-name="T14">&lt;/</text:span><text:span text:style-name="T15">cachingOn</text:span><text:span text:style-name="T14">&gt;</text:span></text:p>
      <text:p text:style-name="preformatted"><text:span text:style-name="T12"><text:s text:c="10"/></text:span><text:span text:style-name="T14">&lt;</text:span><text:span text:style-name="T15">cachePrefix</text:span><text:span text:style-name="T14">&gt;</text:span><text:span text:style-name="T12">bwpubevents</text:span><text:span text:style-name="T14">&lt;/</text:span><text:span text:style-name="T15">cachePrefix</text:span><text:span text:style-name="T14">&gt;</text:span></text:p>
      <text:p text:style-name="Text_20_body">These settings turn caching on and set the cache prefix to “ <text:span text:style-name="T12">bwpubevents”. This is used in the ehcache settings file to distinguish cache settings.</text:span></text:p>
      <text:p text:style-name="Text_20_body"><text:soft-page-break/>The default cache for Bedework is currently Ehcache. The latest versions of this cache do allow clustering. Other caching schemes are available such as the Jboss cache. The Hibernate site offers details on the alternative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text:soft-page-break/>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6119818" text:style-name="L11">
        <text:list-item>
          <text:p text:style-name="P29"><text:span text:style-name="T1">schedule request</text:span>: allow (named principals) to request meetings</text:p>
        </text:list-item>
        <text:list-item>
          <text:p text:style-name="P29"><text:span text:style-name="T1">schedule reply</text:span>: allow (named principals) to reply to meeting requests</text:p>
        </text:list-item>
        <text:list-item>
          <text:p text:style-name="P29"><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text:soft-page-break/>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1"><text:span text:style-name="Strong_20_Emphasis"><text:span text:style-name="T9">Note to Windows users:</text:span></text:span><text:span text:style-name="Strong_20_Emphasis"><text:span text:style-name="T7"> replace all commands of the form “./[command]” with “[command]” or “[command].bat”. <text:s/></text:span></text:span></text:p><text:p text:style-name="P11"><text:span text:style-name="Strong_20_Emphasis"><text:span text:style-name="T7"/></text:span></text:p><text:p text:style-name="P11"><text:span text:style-name="Strong_20_Emphasis"><text:span text:style-name="T7">For example, to start Bedework, enter:</text:span></text:span></text:p><text:p text:style-name="P11"><text:span text:style-name="Strong_20_Emphasis"><text:span text:style-name="T7">“</text:span></text:span><text:span text:style-name="Strong_20_Emphasis"><text:span text:style-name="T9">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all of Chapter 3 to this point. </text:p>
      <text:list xml:id="list36122959" text:style-name="Numbering_20_1">
        <text:list-item>
          <text:p text:style-name="P13">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13">Log into a console window and set JAVA_HOME.<text:line-break/>E.g. “export JAVA_HOME=/usr/java/jdk1.5.0_13” (in windows: <text:line-break/>“set JAVA_HOME=C:\Program Files\Java\jdk1.5.0_13”)<text:line-break/></text:p>
        </text:list-item>
        <text:list-item>
          <text:p text:style-name="P13">Unzip the quickstart, and run it to demonstrate that it is working as expected:</text:p>
          <text:p text:style-name="P14">cd &lt;quickstartDirectory&gt;<text:line-break/>./bw -quickstart start</text:p>
          <text:p text:style-name="P13"/>
        </text:list-item>
        <text:list-item>
          <text:p text:style-name="P13">Copy the configurations directory to your home directory:</text:p>
          <text:p text:style-name="P14">cp &lt;quickstartDirectory&gt;/bedework/config/bwbuild /home/&lt;userid&gt;/</text:p>
          <text:p text:style-name="P13"/>
        </text:list-item>
        <text:list-item>
          <text:p text:style-name="P13">Verify that you have an instance of MySQL running on your system, e.g. version 5.1.</text:p>
          <text:list>
            <text:list-item>
              <text:p text:style-name="P13"><text:s/>Login to MySQL as root and create a database:</text:p>
            </text:list-item>
          </text:list>
          <text:p text:style-name="P14">create database bedework3p5</text:p>
          <text:list>
            <text:list-item>
              <text:p text:style-name="P13"><text:s/>Grant privileges on the table to a user of your choice:</text:p>
            </text:list-item>
          </text:list>
          <text:p text:style-name="P14"><text:soft-page-break/>grant all on bedework3p5 to bedework identified by 'somepassword';</text:p>
          <text:p text:style-name="P13"/>
        </text:list-item>
        <text:list-item>
          <text:p text:style-name="P13">Modify the example mysql config provided with the quickstart: <text:s/></text:p>
          <text:list>
            <text:list-item>
              <text:p text:style-name="P13"><text:s/>Modify /home/&lt;userid&gt;/bwbuild/mysql/<text:span text:style-name="T1">cal.properties</text:span>:</text:p>
              <text:list>
                <text:list-item>
                  <text:p text:style-name="P15">Remove from line 19 any applications you don't want to build org.bedework.install.app.names=&lt;apps&gt;</text:p>
                </text:list-item>
                <text:list-item>
                  <text:p text:style-name="P15">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15"><text:s/>Configure your connection to the MySQL datasource (again) in /home/&lt;userid&gt;/bwbuild/mysql/<text:span text:style-name="T1">context.xml</text:span> </text:p>
              <text:list>
                <text:list-item>
                  <text:p text:style-name="P15">set the url to point at your database, e.g. <text:s text:c="11"/>url="jdbc:mysql://127.0.0.1:3306/bedework3p5"</text:p>
                </text:list-item>
                <text:list-item>
                  <text:p text:style-name="P13">set the username and password to that of the user created in step 5.<text:line-break/></text:p>
                </text:list-item>
              </text:list>
            </text:list-item>
            <text:list-item>
              <text:p text:style-name="P13"><text:s/>Modify /home/&lt;userid&gt;/bwbuild/mysql/<text:span text:style-name="T1">cal.options.xml</text:span>:</text:p>
              <text:list>
                <text:list-item>
                  <text:p text:style-name="P13">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15"><text:s/>Build the system:</text:p>
          <text:p text:style-name="P14">./bw -bwc mysql clean.deploy.debug</text:p>
        </text:list-item>
        <text:list-item>
          <text:p text:style-name="P13">Unzip and prepare the newly built dump/restore utility:</text:p>
          <text:p text:style-name="P14">cd &lt;quickstartDirectory&gt;</text:p>
          <text:p text:style-name="P14">unzip bedework/dist/dumpres.zip</text:p>
          <text:p text:style-name="P14">cd dumpres</text:p>
          <text:p text:style-name="P14">chmod +x bwrun</text:p>
          <text:list>
            <text:list-header>
              <text:p text:style-name="P15"><text:s/></text:p>
            </text:list-header>
          </text:list>
        </text:list-item>
        <text:list-item>
          <text:p text:style-name="P13">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13"><text:s/>&lt;quickstart&gt;/apache-tomcat-5.5.17/common/lib/</text:p>
            </text:list-item>
            <text:list-item>
              <text:p text:style-name="P13"><text:s/>&lt;quickstart&gt;/dumpres/lib/<text:line-break/></text:p>
            </text:list-item>
          </text:list>
        </text:list-item>
        <text:list-item>
          <text:p text:style-name="P15">Use the dump/restore utility to build the database tables and initialize the database.<text:tab/></text:p>
          <text:list>
            <text:list-item>
              <text:p text:style-name="P15"><text:soft-page-break/><text:s/>Create the tables:</text:p>
            </text:list-item>
          </text:list>
          <text:p text:style-name="P14">cd &lt;quickstart&gt;/dumpres</text:p>
          <text:p text:style-name="P14">./bwrun schema-export </text:p>
          <text:list>
            <text:list-item>
              <text:p text:style-name="P15">Initialize the database and set the path to the Lucene indexes with either (but not both) of these commands:</text:p>
              <text:list>
                <text:list-item>
                  <text:p text:style-name="P15">initialize with the default quickstart data:</text:p>
                </text:list-item>
              </text:list>
            </text:list-item>
          </text:list>
          <text:p text:style-name="P14">./bwrun initdb <text:span text:style-name="T18">-indexroot &lt;someDirectoryPath&gt;/bedeworkIndexes </text:span></text:p>
          <text:list>
            <text:list-item>
              <text:list>
                <text:list-item>
                  <text:p text:style-name="P16">OR initialize with the bare minimum of data:</text:p>
                </text:list-item>
              </text:list>
            </text:list-item>
          </text:list>
          <text:p text:style-name="P14">./bwrun restore &lt;quickstart&gt;/bedework/projects/dumprestore/resources/initbedework-sparse.xml <text:span text:style-name="T18">-indexroot &lt;someDirectoryPath&gt;/bedeworkIndexes </text:span><text:s/></text:p>
          <text:p text:style-name="P15"><text:s text:c="2"/></text:p>
        </text:list-item>
        <text:list-item>
          <text:p text:style-name="P15"><text:s/>Verify that Bedework starts up and that the web clients are working as expected: <text:line-break/>(note the use of the -bwc parameter rather than -quickstart)</text:p>
          <text:p text:style-name="P14">cd &lt;quickstartDirectory&gt;<text:line-break/>./bw -bwc mysql start</text:p>
          <text:p text:style-name="P15"><text:s text:c="2"/></text:p>
        </text:list-item>
        <text:list-item>
          <text:p text:style-name="P15">Use your local LDAP directory for authentication:</text:p>
          <text:list>
            <text:list-item>
              <text:p text:style-name="P15"><text:s/>FIRST, login to the Bedework admin client and add a superuser that exists in your local LDAP directory: </text:p>
              <text:list>
                <text:list-item>
                  <text:p text:style-name="P15">login as admin </text:p>
                </text:list-item>
                <text:list-item>
                  <text:p text:style-name="P15">click the “System” tab</text:p>
                </text:list-item>
                <text:list-item>
                  <text:p text:style-name="P15">select “Manage System Preferences”</text:p>
                </text:list-item>
                <text:list-item>
                  <text:p text:style-name="P15">In the third row, add a username (probably yourself) to the comma separated list of superusers.</text:p>
                </text:list-item>
              </text:list>
            </text:list-item>
            <text:list-item>
              <text:p text:style-name="P15"><text:s/>Configure Tomcat to point at your local LDAP server:</text:p>
              <text:list>
                <text:list-item>
                  <text:p text:style-name="P15">Edit &lt;quickstart&gt;/apache-tomcat-5.5.17/conf/server.xml</text:p>
                </text:list-item>
                <text:list-item>
                  <text:p text:style-name="P15">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10">A few common things not covered in this tutorial:</text:p>
      <text:list xml:id="list36122016" text:style-name="L12">
        <text:list-item>
          <text:p text:style-name="P17">Copying war files into and configuring settings for an existing Tomcat distribution. </text:p>
        </text:list-item>
        <text:list-item>
          <text:p text:style-name="P17">Setting JVM parameters in Tomcat (see section 3.3) – these are not set to production values in the quickstart distribution, so you will likely want to change them.</text:p>
        </text:list-item>
        <text:list-item>
          <text:p text:style-name="P17">Moving the Bedework themes to a different web server (see section 3.11) – you do not have to do this, but it will probably make theming easier.</text:p>
        </text:list-item>
        <text:list-item>
          <text:p text:style-name="P17"><text:soft-page-break/>Defining virtual hosts for the applications (done in the cal.properties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min-label-width="0.1965in"/>
      </text:list-level-style-number>
      <text:list-level-style-number text:level="2" text:style-name="Numbering_20_Symbols" style:num-prefix=" " style:num-suffix=")" style:num-format="a">
        <style:list-level-properties text:space-before="0.1972in" text:min-label-width="0.1965in"/>
      </text:list-level-style-number>
      <text:list-level-style-bullet text:level="3" text:style-name="Bullet_20_Symbols" style:num-prefix=" " style:num-suffix=" " text:bullet-char="•">
        <style:list-level-properties text:space-before="0.3937in" text:min-label-width="0.1965in"/>
        <style:text-properties style:font-name="StarSymbol"/>
      </text:list-level-style-bullet>
      <text:list-level-style-bullet text:level="4" text:style-name="Bullet_20_Symbols" style:num-prefix=" " style:num-suffix=" " text:bullet-char="•">
        <style:list-level-properties text:space-before="0.5909in" text:min-label-width="0.1965in"/>
        <style:text-properties style:font-name="StarSymbol"/>
      </text:list-level-style-bullet>
      <text:list-level-style-bullet text:level="5" text:style-name="Bullet_20_Symbols" style:num-prefix=" " style:num-suffix=" " text:bullet-char="•">
        <style:list-level-properties text:space-before="0.7874in" text:min-label-width="0.1965in"/>
        <style:text-properties style:font-name="StarSymbol"/>
      </text:list-level-style-bullet>
      <text:list-level-style-bullet text:level="6" text:style-name="Bullet_20_Symbols" style:num-prefix=" " style:num-suffix=" " text:bullet-char="•">
        <style:list-level-properties text:space-before="0.9846in" text:min-label-width="0.1965in"/>
        <style:text-properties style:font-name="StarSymbol"/>
      </text:list-level-style-bullet>
      <text:list-level-style-bullet text:level="7" text:style-name="Bullet_20_Symbols" style:num-prefix=" " style:num-suffix=" " text:bullet-char="•">
        <style:list-level-properties text:space-before="1.1815in" text:min-label-width="0.1965in"/>
        <style:text-properties style:font-name="StarSymbol"/>
      </text:list-level-style-bullet>
      <text:list-level-style-bullet text:level="8" text:style-name="Bullet_20_Symbols" style:num-prefix=" " style:num-suffix=" " text:bullet-char="•">
        <style:list-level-properties text:space-before="1.3787in" text:min-label-width="0.1965in"/>
        <style:text-properties style:font-name="StarSymbol"/>
      </text:list-level-style-bullet>
      <text:list-level-style-bullet text:level="9" text:style-name="Bullet_20_Symbols" style:num-prefix=" " style:num-suffix=" " text:bullet-char="•">
        <style:list-level-properties text:space-before="1.5752in" text:min-label-width="0.1965in"/>
        <style:text-properties style:font-name="StarSymbol"/>
      </text:list-level-style-bullet>
      <text:list-level-style-bullet text:level="10" text:style-name="Bullet_20_Symbols" style:num-prefix=" " style:num-suffix=" " text:bullet-char="•">
        <style:list-level-properties text:space-before="1.7724in" text:min-label-width="0.1965in"/>
        <style:text-properties style:font-name="Star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0-07T16:43:23.32">Oct 7, 2009</text:date> <text:tab/><text:tab/>p.<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67</meta:editing-cycles>
    <meta:editing-duration>PT67H18M59S</meta:editing-duration>
    <dc:title>BedeworkTemplate</dc:title>
    <meta:initial-creator>Arlen Johnson</meta:initial-creator>
    <dc:date>2009-10-07T16:43:23.21</dc:date>
    <meta:printed-by>Arlen Johnson</meta:printed-by>
    <meta:print-date>2009-09-16T10:02:26.37</meta:print-date>
    <dc:creator>Arlen Johnson</dc:creator>
    <meta:document-statistic meta:table-count="0" meta:image-count="0" meta:object-count="0" meta:page-count="25" meta:paragraph-count="434" meta:word-count="6384" meta:character-count="43250"/>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